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5in" text:min-label-width="0.25in"/>
      </text:list-level-style-number>
      <text:list-level-style-number text:level="3" style:num-format="1" text:display-levels="3">
        <style:list-level-properties text:space-before="0.75in" text:min-label-width="0.5in"/>
      </text:list-level-style-number>
      <text:list-level-style-number text:level="4" style:num-format="1" text:display-levels="4">
        <style:list-level-properties text:space-before="1in" text:min-label-width="0.5in"/>
      </text:list-level-style-number>
      <text:list-level-style-number text:level="5" style:num-format="1" text:display-levels="5">
        <style:list-level-properties text:space-before="1.25in" text:min-label-width="0.75in"/>
      </text:list-level-style-number>
      <text:list-level-style-number text:level="6" style:num-format="1" text:display-levels="6">
        <style:list-level-properties text:space-before="1.5in" text:min-label-width="0.75in"/>
      </text:list-level-style-number>
      <text:list-level-style-number text:level="7" style:num-format="1" text:display-levels="7">
        <style:list-level-properties text:space-before="1.75in" text:min-label-width="1in"/>
      </text:list-level-style-number>
      <text:list-level-style-number text:level="8" style:num-format="1" text:display-levels="8">
        <style:list-level-properties text:space-before="2in" text:min-label-width="1in"/>
      </text:list-level-style-number>
      <text:list-level-style-number text:level="9" style:num-format="1" text:display-levels="9">
        <style:list-level-properties text:space-before="2.25in" text:min-label-width="1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Заголовок1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P3" style:parent-style-name="Обычный" style:family="paragraph">
      <style:paragraph-properties fo:margin-bottom="0in" fo:line-height="100%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language="en" fo:country="US"/>
    </style:style>
    <style:style style:name="P8" style:parent-style-name="Обычный" style:family="paragraph">
      <style:paragraph-properties fo:margin-bottom="0in" fo:line-height="100%" fo:text-indent="0.4916in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P12" style:parent-style-name="Обычный" style:family="paragraph">
      <style:paragraph-properties fo:margin-bottom="0in" fo:line-height="100%" fo:text-indent="0.4916in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P16" style:parent-style-name="Обычный" style:family="paragraph">
      <style:paragraph-properties fo:margin-bottom="0in" fo:line-height="100%" fo:text-indent="0.4916in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T21" style:parent-style-name="Основнойшрифтабзаца" style:family="text">
      <style:text-properties fo:language="en" fo:country="US"/>
    </style:style>
    <style:style style:name="T22" style:parent-style-name="Основнойшрифтабзаца" style:family="text">
      <style:text-properties fo:language="en" fo:country="US"/>
    </style:style>
    <style:style style:name="P23" style:parent-style-name="Обычный" style:family="paragraph">
      <style:paragraph-properties fo:margin-bottom="0in" fo:line-height="100%" fo:text-indent="0.4916in"/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P27" style:parent-style-name="Обычный" style:family="paragraph">
      <style:paragraph-properties fo:margin-bottom="0in" fo:line-height="100%" fo:text-indent="0.4916in"/>
    </style:style>
    <style:style style:name="T28" style:parent-style-name="Основнойшрифтабзаца" style:family="text">
      <style:text-properties fo:language="en" fo:country="US"/>
    </style:style>
    <style:style style:name="P29" style:parent-style-name="Обычный" style:family="paragraph">
      <style:paragraph-properties fo:margin-bottom="0in" fo:line-height="100%"/>
    </style:style>
    <style:style style:name="T30" style:parent-style-name="Основнойшрифтабзаца" style:family="text">
      <style:text-properties fo:language="en" fo:country="US"/>
    </style:style>
    <style:style style:name="T31" style:parent-style-name="Основнойшрифтабзаца" style:family="text">
      <style:text-properties fo:language="en" fo:country="US"/>
    </style:style>
    <style:style style:name="T32" style:parent-style-name="Основнойшрифтабзаца" style:family="text">
      <style:text-properties fo:language="en" fo:country="US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language="en" fo:country="US"/>
    </style:style>
    <style:style style:name="T41" style:parent-style-name="Основнойшрифтабзаца" style:family="text">
      <style:text-properties fo:font-weight="bold" style:font-weight-asian="bold"/>
    </style:style>
    <style:style style:name="T42" style:parent-style-name="Основнойшрифтабзаца" style:family="text">
      <style:text-properties fo:language="en" fo:country="US"/>
    </style:style>
    <style:style style:name="T43" style:parent-style-name="Основнойшрифтабзаца" style:family="text">
      <style:text-properties fo:font-weight="bold" style:font-weight-asian="bold"/>
    </style:style>
    <style:style style:name="T44" style:parent-style-name="Основнойшрифтабзаца" style:family="text">
      <style:text-properties fo:language="en" fo:country="US"/>
    </style:style>
    <style:style style:name="T45" style:parent-style-name="Основнойшрифтабзаца" style:family="text">
      <style:text-properties fo:font-weight="bold" style:font-weight-asian="bold"/>
    </style:style>
    <style:style style:name="T46" style:parent-style-name="Основнойшрифтабзаца" style:family="text">
      <style:text-properties fo:font-weight="bold" style:font-weight-asian="bold"/>
    </style:style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fo:language="en" fo:country="US"/>
    </style:style>
    <style:style style:name="T50" style:parent-style-name="Основнойшрифтабзаца" style:family="text">
      <style:text-properties fo:language="en" fo:country="US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T53" style:parent-style-name="Основнойшрифтабзаца" style:family="text">
      <style:text-properties fo:font-weight="bold" style:font-weight-asian="bold"/>
    </style:style>
    <style:style style:name="T54" style:parent-style-name="Основнойшрифтабзаца" style:family="text">
      <style:text-properties fo:font-weight="bold" style:font-weight-asian="bold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font-weight="bold" style:font-weight-asian="bold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font-weight="bold" style:font-weight-asian="bold"/>
    </style:style>
    <style:style style:name="T60" style:parent-style-name="Основнойшрифтабзаца" style:family="text">
      <style:text-properties fo:language="en" fo:country="US"/>
    </style:style>
    <style:style style:name="T61" style:parent-style-name="Основнойшрифтабзаца" style:family="text">
      <style:text-properties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font-weight="bold" style:font-weight-asian="bold"/>
    </style:style>
    <style:style style:name="T69" style:parent-style-name="Основнойшрифтабзаца" style:family="text">
      <style:text-properties fo:font-weight="bold" style:font-weight-asian="bold"/>
    </style:style>
    <style:style style:name="T70" style:parent-style-name="Основнойшрифтабзаца" style:family="text">
      <style:text-properties fo:font-weight="bold" style:font-weight-asian="bold"/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T73" style:parent-style-name="Основнойшрифтабзаца" style:family="text">
      <style:text-properties fo:language="en" fo:country="US"/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TableColumn79" style:family="table-column">
      <style:table-column-properties style:column-width="1.8041in"/>
    </style:style>
    <style:style style:name="TableColumn80" style:family="table-column">
      <style:table-column-properties style:column-width="3.3236in"/>
    </style:style>
    <style:style style:name="Table78" style:family="table">
      <style:table-properties style:width="5.1277in" fo:margin-left="0in" table:align="left"/>
    </style:style>
    <style:style style:name="TableRow81" style:family="table-row">
      <style:table-row-properties/>
    </style:style>
    <style:style style:name="TableCell82" style:family="table-cell">
      <style:table-cell-properties fo:border="0.0069in solid #000000" fo:padding-top="0in" fo:padding-left="0.075in" fo:padding-bottom="0in" fo:padding-right="0.075in"/>
    </style:style>
    <style:style style:name="P83" style:parent-style-name="Обычный" style:family="paragraph">
      <style:paragraph-properties fo:margin-bottom="0in" fo:line-height="100%"/>
      <style:text-properties fo:font-weight="bold" style:font-weight-asian="bold"/>
    </style:style>
    <style:style style:name="TableCell84" style:family="table-cell">
      <style:table-cell-properties fo:border="0.0069in solid #000000" fo:padding-top="0in" fo:padding-left="0.075in" fo:padding-bottom="0in" fo:padding-right="0.075in"/>
    </style:style>
    <style:style style:name="P85" style:parent-style-name="Обычный" style:family="paragraph">
      <style:paragraph-properties fo:margin-bottom="0in" fo:line-height="100%"/>
      <style:text-properties fo:font-weight="bold" style:font-weight-asian="bold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Обычный" style:family="paragraph">
      <style:paragraph-properties fo:margin-bottom="0in" fo:line-height="100%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Обычный" style:family="paragraph">
      <style:paragraph-properties fo:margin-bottom="0in" fo:line-height="100%"/>
    </style:style>
    <style:style style:name="T91" style:parent-style-name="Основнойшрифтабзаца" style:family="text">
      <style:text-properties fo:language="en" fo:country="US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Обычный" style:family="paragraph">
      <style:paragraph-properties fo:margin-bottom="0in" fo:line-height="100%"/>
    </style:style>
    <style:style style:name="T95" style:parent-style-name="Основнойшрифтабзаца" style:family="text">
      <style:text-properties fo:language="en" fo:country="US"/>
    </style:style>
    <style:style style:name="TableCell96" style:family="table-cell">
      <style:table-cell-properties fo:border="0.0069in solid #000000" fo:padding-top="0in" fo:padding-left="0.075in" fo:padding-bottom="0in" fo:padding-right="0.075in"/>
    </style:style>
    <style:style style:name="P97" style:parent-style-name="Обычный" style:family="paragraph">
      <style:paragraph-properties fo:margin-bottom="0in" fo:line-height="100%"/>
    </style:style>
    <style:style style:name="T98" style:parent-style-name="Основнойшрифтабзаца" style:family="text">
      <style:text-properties fo:language="en" fo:country="US"/>
    </style:style>
    <style:style style:name="T99" style:parent-style-name="Основнойшрифтабзаца" style:family="text">
      <style:text-properties fo:language="en" fo:country="US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fo:padding-top="0in" fo:padding-left="0.075in" fo:padding-bottom="0in" fo:padding-right="0.075in"/>
    </style:style>
    <style:style style:name="P104" style:parent-style-name="Обычный" style:family="paragraph">
      <style:paragraph-properties fo:margin-bottom="0in" fo:line-height="100%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en" fo:country="US"/>
    </style:style>
    <style:style style:name="TableCell107" style:family="table-cell">
      <style:table-cell-properties fo:border="0.0069in solid #000000" fo:padding-top="0in" fo:padding-left="0.075in" fo:padding-bottom="0in" fo:padding-right="0.075in"/>
    </style:style>
    <style:style style:name="P108" style:parent-style-name="Обычный" style:family="paragraph">
      <style:paragraph-properties fo:margin-bottom="0in" fo:line-height="100%"/>
    </style:style>
    <style:style style:name="T109" style:parent-style-name="Основнойшрифтабзаца" style:family="text">
      <style:text-properties fo:language="en" fo:country="US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T112" style:parent-style-name="Основнойшрифтабзаца" style:family="text">
      <style:text-properties fo:language="en" fo:country="US"/>
    </style:style>
    <style:style style:name="TableRow113" style:family="table-row">
      <style:table-row-properties/>
    </style:style>
    <style:style style:name="TableCell114" style:family="table-cell">
      <style:table-cell-properties fo:border="0.0069in solid #000000" fo:padding-top="0in" fo:padding-left="0.075in" fo:padding-bottom="0in" fo:padding-right="0.075in"/>
    </style:style>
    <style:style style:name="P115" style:parent-style-name="Обычный" style:family="paragraph">
      <style:paragraph-properties fo:margin-bottom="0in" fo:line-height="100%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TableCell118" style:family="table-cell">
      <style:table-cell-properties fo:border="0.0069in solid #000000" fo:padding-top="0in" fo:padding-left="0.075in" fo:padding-bottom="0in" fo:padding-right="0.075in"/>
    </style:style>
    <style:style style:name="P119" style:parent-style-name="Обычный" style:family="paragraph">
      <style:paragraph-properties fo:margin-bottom="0in" fo:line-height="100%"/>
    </style:style>
    <style:style style:name="T120" style:parent-style-name="Основнойшрифтабзаца" style:family="text">
      <style:text-properties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fo:language="en" fo:country="US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Обычный" style:family="paragraph">
      <style:paragraph-properties fo:margin-bottom="0in" fo:line-height="100%"/>
    </style:style>
    <style:style style:name="T126" style:parent-style-name="Основнойшрифтабзаца" style:family="text">
      <style:text-properties fo:language="en" fo:country="US"/>
    </style:style>
    <style:style style:name="TableCell127" style:family="table-cell">
      <style:table-cell-properties fo:border="0.0069in solid #000000" fo:padding-top="0in" fo:padding-left="0.075in" fo:padding-bottom="0in" fo:padding-right="0.075in"/>
    </style:style>
    <style:style style:name="P128" style:parent-style-name="Обычный" style:family="paragraph">
      <style:paragraph-properties fo:margin-bottom="0in" fo:line-height="100%"/>
    </style:style>
    <style:style style:name="T129" style:parent-style-name="Основнойшрифтабзаца" style:family="text">
      <style:text-properties fo:language="en" fo:country="US"/>
    </style:style>
    <style:style style:name="T130" style:parent-style-name="Основнойшрифтабзаца" style:family="text">
      <style:text-properties fo:language="en" fo:country="US"/>
    </style:style>
    <style:style style:name="T131" style:parent-style-name="Основнойшрифтабзаца" style:family="text">
      <style:text-properties fo:language="en" fo:country="US"/>
    </style:style>
    <style:style style:name="T132" style:parent-style-name="Основнойшрифтабзаца" style:family="text">
      <style:text-properties fo:language="en" fo:country="US"/>
    </style:style>
  </office:automatic-styles>
  <office:body>
    <office:text text:use-soft-page-breaks="true">
      <text:h text:style-name="P1" text:outline-level="1">Передача файла по<text:s/><text:span text:style-name="T2">UDP</text:span></text:h>
      <text:h text:style-name="Заголовок2" text:outline-level="2">Структура<text:s/>пакета</text:h>
      <text:p text:style-name="P3"><text:span text:style-name="T4">struct</text:span><text:s/><text:span text:style-name="T5">msg</text:span>_<text:span text:style-name="T6">udp</text:span>_<text:span text:style-name="T7">t</text:span><text:s/>{</text:p>
      <text:p text:style-name="P8"><text:span text:style-name="T9">sockaddrin</text:span><text:s/><text:span text:style-name="T10">addr</text:span>; //<text:s/><text:span text:style-name="T11">IP</text:span><text:s/>Адрес<text:s/>получателя пи отправке или отправителя при приеме</text:p>
      <text:p text:style-name="P12"><text:span text:style-name="T13">size</text:span>_<text:span text:style-name="T14">t</text:span><text:s/><text:span text:style-name="T15">size</text:span>; //<text:s/>Размер того что ниже</text:p>
      <text:p text:style-name="P16"><text:span text:style-name="T17">uint</text:span>16_<text:span text:style-name="T18">t</text:span><text:s/><text:span text:style-name="T19">hash</text:span>; //<text:s/>Хэш того что ниже,<text:s/>размером <text:s/><text:span text:style-name="T20">size</text:span><text:s/>–<text:s/><text:span text:style-name="T21">sizeof</text:span>(<text:span text:style-name="T22">hash</text:span>)</text:p>
      <text:p text:style-name="P23"><text:span text:style-name="T24">uint</text:span>8_<text:span text:style-name="T25">t</text:span><text:s/><text:span text:style-name="T26">type</text:span>; //<text:s/>Тип сообщения. Старшие 4 бита задаются случайно( для изменения хэша)</text:p>
      <text:p text:style-name="P27"><text:span text:style-name="T28">uint8_t data[UDP_MAX_SIZE]; //<text:s/></text:span>Данные</text:p>
      <text:p text:style-name="P29">}</text:p>
      <text:p text:style-name="Обычный">Отправляется<text:s/>пакет начиная с<text:s/><text:span text:style-name="T30">hash</text:span><text:s/>размером<text:s/><text:span text:style-name="T31">size</text:span>.<text:s/></text:p>
      <text:h text:style-name="Заголовок2" text:outline-level="2">Типы<text:s/>пакетов<text:s/></text:h>
      <text:p text:style-name="Обычный">MSG_TYPE_INIT<text:s/>–<text:s/>инициализация передачи, передается:<text:s/>имя файла, размер<text:s/>файла,<text:s/>ключ шифрования<text:s/>и начало файла.</text:p>
      <text:p text:style-name="Обычный">MSG_TYPE_<text:span text:style-name="T32">DATA</text:span><text:s/>–<text:s/>блок данных (часть файла). Номер блока, данные.</text:p>
      <text:p text:style-name="Обычный">MSG_TYPE_<text:span text:style-name="T33">DATA</text:span>_<text:span text:style-name="T34">ASK</text:span><text:s/>–блок данных (часть файла)<text:s/>с запросом подтверждения.<text:s/>Номер блока, данные.</text:p>
      <text:p text:style-name="Обычный"><text:span text:style-name="T35">MSG</text:span>_<text:span text:style-name="T36">TYPE</text:span>_<text:span text:style-name="T37">COMMIT</text:span><text:s/>–<text:s/>подтверждение<text:s/>приема.<text:s/>Размер блока, номер последнего принятого, список пропущенных блоков.</text:p>
      <text:h text:style-name="Заголовок2" text:outline-level="2">MTU</text:h>
      <text:p text:style-name="Обычный">Все пакеты идут с флагом запрета фрагментации.<text:s/><text:span text:style-name="T38">MTU</text:span><text:s/>определяется путем отправки нескольких<text:s/>пакетов<text:s/>MSG_TYPE_INIT<text:s/>разных размеров (1472,<text:s/>1464,<text:s/>1372, 1272<text:s/>– это за вычетом<text:s/><text:span text:style-name="T39">UDP</text:span><text:s/>заголовка). Для передачи берется<text:s/><text:span text:style-name="T40">MTU</text:span><text:s/>того пакета, ответ на который придет первым.</text:p>
      <text:h text:style-name="Заголовок2" text:outline-level="2">Протокол обмена</text:h>
      <text:p text:style-name="Обычный"><text:span text:style-name="T41">Отправитель</text:span><text:s/>получает полное имя файла,<text:s/>считает хэш,<text:s/>определяет размер<text:s/>файла<text:s/>и посылает<text:s/>MSG_TYPE_INIT.<text:s/>Размер<text:s/>пакета<text:s/>отдельно с каждое<text:s/><text:span text:style-name="T42">MTU</text:span>.<text:s/>Если не пришло подтверждение от получателя, то делаются<text:s/>повторные<text:s/>попытки с<text:s/>увеличением интервала на 100 мс, т.е. через<text:s/>100 мс, 200 мс, 300 мс, 400 мс.<text:s/></text:p>
      <text:p text:style-name="Обычный"><text:span text:style-name="T43">Получатель</text:span>, приняв<text:s/>MSG_TYPE_INIT, инициирует прием под<text:s/><text:span text:style-name="T44">MTU</text:span><text:s/>с размер пакета<text:s/>и отправляет подтверждение. Если прием уже инициирован, то повторное подтверждение отправляется только если<text:s/>размер пакета<text:s/>равен ожидаемому (чтобы не слать лишние подтверждения).</text:p>
      <text:p text:style-name="Обычный"><text:span text:style-name="T45">Отправитель</text:span>, получив первое подтверждение, переходит в режим отправки.</text:p>
      <text:p text:style-name="Обычный"><text:span text:style-name="T46">Отправитель</text:span><text:s/>каждые 20 мс<text:s/>отправляет<text:s/>одно сообщение<text:s/>MSG_TYPE_<text:span text:style-name="T47">DATA</text:span>_<text:span text:style-name="T48">ASK</text:span><text:s/>и<text:s/>окно<text:s/>из<text:s/><text:span text:style-name="T49">N</text:span><text:s/>пакетов<text:s/>MSG_TYPE_<text:span text:style-name="T50">DATA</text:span><text:s/>(в каждом очередной блок файла, если есть запрос потерянных то сначала их).<text:s/>Отправка может начаться раньше, если придет подтверждение <text:s/>последнего<text:s/>MSG_TYPE_<text:span text:style-name="T51">DATA</text:span>_<text:span text:style-name="T52">ASK</text:span>. В этом случае отсчет 20 мс начинается с отправки первого пакета.</text:p>
      <text:p text:style-name="Обычный"><text:span text:style-name="T53">Получатель</text:span><text:s/>сохраняет принятые блоки и следит за порядком<text:s/>их поступления.<text:s/>Если<text:s/>получен<text:s/>блок не по порядку,<text:s/>то пропущенные заносятся в таблицу пропущенных. При получении ранее пропущенного он убирается из таблицы.<text:s/></text:p>
      <text:soft-page-break/>
      <text:p text:style-name="Обычный"><text:span text:style-name="T54">Получатель</text:span><text:s/>отправляет подтверждение<text:s/>MSG_TYPE_<text:span text:style-name="T55">COMMIT</text:span><text:s/>(список пропущенных)<text:s/></text:p>
      <text:p text:style-name="Обычный"><text:span text:style-name="T56">Отправитель</text:span><text:s/>по приходу<text:s/>MSG_TYPE_<text:span text:style-name="T57">COMMIT</text:span><text:s/>вносит неполученные в список пропущенных и<text:s/>изменяет<text:s/>размер<text:s/>окна<text:s/>(<text:span text:style-name="T58">N</text:span>)<text:s/>в зависимости от количества потерянных пакетов.<text:s/></text:p>
      <text:p text:style-name="Обычный"><text:span text:style-name="T59">Получатель</text:span><text:s/>при получении последнего блока<text:s/>сохраняет файл, проверяет хэш,<text:s/>отправляет<text:s/>MSG_TYPE_<text:span text:style-name="T60">COMMIT</text:span><text:s/>для извещения об успешном окончании приема.<text:s/>Переходит в состояние ожидания<text:s/>следующего файла (MSG_TYPE_INIT). На<text:s/><text:span text:style-name="T61">MSG</text:span>_<text:span text:style-name="T62">TYPE</text:span>_<text:span text:style-name="T63">DATA</text:span>_<text:span text:style-name="T64">ASK</text:span><text:s/>отвечает<text:s/>повтором последнего<text:s/><text:span text:style-name="T65">MSG</text:span>_<text:span text:style-name="T66">TYPE</text:span>_<text:span text:style-name="T67">COMMIT</text:span>.</text:p>
      <text:p text:style-name="Обычный"><text:span text:style-name="T68">Отсутствие активности другой стороны в течении 1.5 сек<text:s/></text:span><text:span text:style-name="T69">означает неудачу</text:span><text:span text:style-name="T70"><text:s/>и обмен прерывается</text:span>.</text:p>
      <text:h text:style-name="Заголовок2" text:outline-level="2">Формат<text:s/>блока<text:s/>данных</text:h>
      <text:p text:style-name="Обычный">Для<text:s/>MSG_TYPE_<text:span text:style-name="T71">DATA</text:span><text:s/>и<text:s/>MSG_TYPE_<text:span text:style-name="T72">DATA</text:span>_<text:span text:style-name="T73">ASK</text:span><text:s text:c="2"/><text:span text:style-name="T74">msg</text:span>_<text:span text:style-name="T75">udp</text:span>_<text:span text:style-name="T76">t</text:span>::<text:span text:style-name="T77">data</text:span><text:s/>содержат номер блока данных и сами данные этого размера. Номер блока<text:s/>записывается<text:s/>в соответствии с таблицей</text:p>
      <table:table table:style-name="Table78">
        <table:table-columns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Номер блока</text:p>
          </table:table-cell>
          <table:table-cell table:style-name="TableCell84">
            <text:p text:style-name="P85">Представление</text:p>
          </table:table-cell>
        </table:table-row>
        <table:table-row table:style-name="TableRow86">
          <table:table-cell table:style-name="TableCell87">
            <text:p text:style-name="P88">0…127</text:p>
          </table:table-cell>
          <table:table-cell table:style-name="TableCell89">
            <text:p text:style-name="P90"><text:span text:style-name="T91">1</text:span><text:s/>байт как есть</text:p>
          </table:table-cell>
        </table:table-row>
        <table:table-row table:style-name="TableRow92">
          <table:table-cell table:style-name="TableCell93">
            <text:p text:style-name="P94">128<text:span text:style-name="T95">…32767</text:span></text:p>
          </table:table-cell>
          <table:table-cell table:style-name="TableCell96">
            <text:p text:style-name="P97"><text:span text:style-name="T98">2<text:s/></text:span>байта<text:span text:style-name="T99"><text:s/></text:span>(<text:span text:style-name="T100">0x8</text:span>000<text:s/><text:span text:style-name="T101">|</text:span><text:s/>номер)</text:p>
          </table:table-cell>
        </table:table-row>
        <table:table-row table:style-name="TableRow102">
          <table:table-cell table:style-name="TableCell103">
            <text:p text:style-name="P104"><text:span text:style-name="T105">32768…</text:span><text:span text:style-name="T106">2097151</text:span></text:p>
          </table:table-cell>
          <table:table-cell table:style-name="TableCell107">
            <text:p text:style-name="P108"><text:span text:style-name="T109">3<text:s/></text:span>байта (<text:span text:style-name="T110">0x</text:span>С000<text:span text:style-name="T111">00</text:span><text:s/><text:span text:style-name="T112">|</text:span><text:s/>номер)</text:p>
          </table:table-cell>
        </table:table-row>
        <table:table-row table:style-name="TableRow113">
          <table:table-cell table:style-name="TableCell114">
            <text:p text:style-name="P115"><text:span text:style-name="T116">2097152</text:span>…26843545<text:span text:style-name="T117">5</text:span></text:p>
          </table:table-cell>
          <table:table-cell table:style-name="TableCell118">
            <text:p text:style-name="P119">4 байта (<text:span text:style-name="T120">0xE</text:span>000<text:span text:style-name="T121">0000</text:span><text:s/><text:span text:style-name="T122">|</text:span><text:s/>номер)</text:p>
          </table:table-cell>
        </table:table-row>
        <table:table-row table:style-name="TableRow123">
          <table:table-cell table:style-name="TableCell124">
            <text:p text:style-name="P125">268435456<text:span text:style-name="T126">…68719476735</text:span></text:p>
          </table:table-cell>
          <table:table-cell table:style-name="TableCell127">
            <text:p text:style-name="P128"><text:span text:style-name="T129">5<text:s/></text:span>байт (<text:span text:style-name="T130">0xF</text:span>000<text:span text:style-name="T131">000000</text:span><text:s/><text:span text:style-name="T132">|</text:span><text:s/>номер)</text:p>
          </table:table-cell>
        </table:table-row>
      </table:table>
      <text:p text:style-name="Обычный">В оставшееся место пишутся данные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bottom="0in"/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format="1" text:display-levels="2">
        <style:list-level-properties text:space-before="0.5in" text:min-label-width="0.25in"/>
      </text:list-level-style-number>
      <text:list-level-style-number text:level="3" style:num-format="1" text:display-levels="3">
        <style:list-level-properties text:space-before="0.75in" text:min-label-width="0.5in"/>
      </text:list-level-style-number>
      <text:list-level-style-number text:level="4" style:num-format="1" text:display-levels="4">
        <style:list-level-properties text:space-before="1in" text:min-label-width="0.5in"/>
      </text:list-level-style-number>
      <text:list-level-style-number text:level="5" style:num-format="1" text:display-levels="5">
        <style:list-level-properties text:space-before="1.25in" text:min-label-width="0.75in"/>
      </text:list-level-style-number>
      <text:list-level-style-number text:level="6" style:num-format="1" text:display-levels="6">
        <style:list-level-properties text:space-before="1.5in" text:min-label-width="0.75in"/>
      </text:list-level-style-number>
      <text:list-level-style-number text:level="7" style:num-format="1" text:display-levels="7">
        <style:list-level-properties text:space-before="1.75in" text:min-label-width="1in"/>
      </text:list-level-style-number>
      <text:list-level-style-number text:level="8" style:num-format="1" text:display-levels="8">
        <style:list-level-properties text:space-before="2in" text:min-label-width="1in"/>
      </text:list-level-style-number>
      <text:list-level-style-number text:level="9" style:num-format="1" text:display-levels="9">
        <style:list-level-properties text:space-before="2.25in" text:min-label-width="1in"/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imatart</meta:initial-creator>
    <dc:creator>dimatart</dc:creator>
    <meta:creation-date>2019-01-12T07:15:00Z</meta:creation-date>
    <dc:date>2019-01-12T07:16:00Z</dc:date>
    <meta:template xlink:href="Normal" xlink:type="simple"/>
    <meta:editing-cycles>2</meta:editing-cycles>
    <meta:editing-duration>PT60S</meta:editing-duration>
    <meta:document-statistic meta:page-count="2" meta:paragraph-count="6" meta:word-count="490" meta:character-count="3282" meta:row-count="23" meta:non-whitespace-character-count="2798"/>
  </office:meta>
</office:document-meta>
</file>